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kadin@codebo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444866">1. <text:span text:style-name="OrgTodo">TODO</text:span> Introduce Yourself</text:a></text:p>
          <text:p text:style-name="Contents_20_2"><text:a xlink:type="simple" xlink:href="#orga164ad7">1.1. Name</text:a></text:p>
          <text:p text:style-name="Contents_20_2"><text:a xlink:type="simple" xlink:href="#orgbbc5452">1.2. Born</text:a></text:p>
          <text:p text:style-name="Contents_20_2"><text:a xlink:type="simple" xlink:href="#org2c5cc44">1.3. Family</text:a></text:p>
          <text:p text:style-name="Contents_20_2"><text:a xlink:type="simple" xlink:href="#orgdb4dde6">1.4. Girlfriend</text:a></text:p>
          <text:p text:style-name="Contents_20_2"><text:a xlink:type="simple" xlink:href="#org658e4fa">1.5. Writing Fiction</text:a></text:p>
          <text:p text:style-name="Contents_20_2"><text:a xlink:type="simple" xlink:href="#org4df0044">1.6. Computers</text:a></text:p>
          <text:p text:style-name="Contents_20_2"><text:a xlink:type="simple" xlink:href="#org65f2aef">1.7. Extracurricular Activities</text:a></text:p>
        </text:index-body>
      </text:table-of-content>
      <text:h text:style-name="Heading_20_1" text:outline-level="1" text:is-list-header="false">
<text:bookmark-start text:name="OrgXref.org0444866"/>
<text:bookmark text:name="org0444866"/><text:span text:style-name="OrgTodo">TODO</text:span> Introduce Yourself
<text:bookmark-end text:name="OrgXref.org0444866"/></text:h>
      <text:h text:style-name="Heading_20_2" text:outline-level="2" text:is-list-header="false">
<text:bookmark-start text:name="OrgXref.orga164ad7"/>
<text:bookmark text:name="orga164ad7"/>Name
<text:bookmark-end text:name="OrgXref.orga164ad7"/></text:h>
      <text:p text:style-name="Text_20_body">My name is Kadin Christopher Buckton, Christopher being my father's name. Kadin, in Arabic, means "Companion". 
</text:p>
      <text:h text:style-name="Heading_20_2" text:outline-level="2" text:is-list-header="false">
<text:bookmark-start text:name="OrgXref.orgbbc5452"/>
<text:bookmark text:name="orgbbc5452"/>Born
<text:bookmark-end text:name="OrgXref.orgbbc5452"/></text:h>
      <text:p text:style-name="Text_20_body">I was born on September 14th, 2000, at 7:32 pm in London, Ontario. I also happened to be born 2 months early, needing a tube and a few weeks in the hospital. Fortunately, to my knowledge, this hasn't impeded my development or personality. 
</text:p>
      <text:h text:style-name="Heading_20_2" text:outline-level="2" text:is-list-header="false">
<text:bookmark-start text:name="OrgXref.org2c5cc44"/>
<text:bookmark text:name="org2c5cc44"/>Family
<text:bookmark-end text:name="OrgXref.org2c5cc44"/></text:h>
      <text:p text:style-name="Text_20_body">My parents split up when I was around 1 year old, due to differences between them. I'm currently living with my mother, along with my stepfather, half-brother, two dogs and a cat. I still have a healthy relationship with both parents, visiting my father when he's in town. My mother's name is Krista Parker, and she works at MapleView as a nurse. My stepfather's name is Jeremy Yourchuk, and he own a contracting company with his sister called Andson contracting. My half-brother's name is Kyran Parker, and he happens to also go to Korah, currently in Grade 7. My father, Christopher Buckton, is married to my stepmother,  Louise Roy, and they have 3 beautiful children together. Their names are; Noah, Nathan and Nolan, being 12, 10, and 8 years old respectively. They also have three dogs, two bearded dragons, two Axolotls and a turtle.
</text:p>
      <text:h text:style-name="Heading_20_2" text:outline-level="2" text:is-list-header="false">
<text:bookmark-start text:name="OrgXref.orgdb4dde6"/>
<text:bookmark text:name="orgdb4dde6"/>Girlfriend
<text:bookmark-end text:name="OrgXref.orgdb4dde6"/></text:h>
      <text:p text:style-name="Text_20_body">One of the people that keep me sane is my Girlfriend. Her name is Lili, and she's 17 years old. She currently lives in Gaylord, MI and we have been dating for three years.
</text:p>
      <text:h text:style-name="Heading_20_2" text:outline-level="2" text:is-list-header="false">
<text:bookmark-start text:name="OrgXref.org658e4fa"/>
<text:bookmark text:name="org658e4fa"/>Writing Fiction
<text:bookmark-end text:name="OrgXref.org658e4fa"/></text:h>
      <text:p text:style-name="Text_20_body">One of my passions when the urge hits, is writing Fiction. Recently, I've started writing a book about two scientists researching new flora and fauna on an alien planet, similar to Mars. 
</text:p>
      <text:h text:style-name="Heading_20_2" text:outline-level="2" text:is-list-header="false">
<text:bookmark-start text:name="OrgXref.org4df0044"/>
<text:bookmark text:name="org4df0044"/>Computers
<text:bookmark-end text:name="OrgXref.org4df0044"/></text:h>
      <text:p text:style-name="Text_20_body">One of my biggest passions in life is computers. Whether it be Programming, Systems Administration, IT, I love to do it. I find that I'm more productive using the computer to type things rather than writing, and can get things done quicker while better keeping track of tasks and deadlines. 
</text:p>
      <text:h text:style-name="Heading_20_2" text:outline-level="2" text:is-list-header="false">
<text:bookmark-start text:name="OrgXref.org65f2aef"/>
<text:bookmark text:name="org65f2aef"/>Extracurricular Activities
<text:bookmark-end text:name="OrgXref.org65f2aef"/></text:h>
      <text:p text:style-name="Text_20_body">I do a few extracurricular activities, mostly Hocke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17-09-08T08:28:59</dc:date>
    <meta:creation-date>2017-09-08T08:28:59</meta:creation-date>
    <meta:generator>Emacs 25.2.1 (Org mode 9.0.10)</meta:generator>
    <meta:keyword/>
    <dc:subject/>
    <dc:title/>
  </office:meta>
</office:document-meta>
</file>